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8795in" svg:y="0in">
            <draw:object draw:notify-on-update-of-ranges="Sheet1.A1:Sheet1.A1 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Execution Tim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formula="of:=1.1^([.A2])/3" office:value-type="float" office:value="0.864580820033334" calcext:value-type="float">
            <text:p>0.9</text:p>
          </table:table-cell>
          <table:table-cell table:formula="of:=1.6^([.A2]/5)/3" office:value-type="float" office:value="0.853333333333334" calcext:value-type="float">
            <text:p>0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1.1^([.A3])/3" office:value-type="float" office:value="1.39241605647189" calcext:value-type="float">
            <text:p>1.4</text:p>
          </table:table-cell>
          <table:table-cell table:formula="of:=1.6^([.A3]/5)/3" office:value-type="float" office:value="1.36533333333333" calcext:value-type="float">
            <text:p>1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table:formula="of:=1.1^([.A4])/3" office:value-type="float" office:value="2.24249998310854" calcext:value-type="float">
            <text:p>2.2</text:p>
          </table:table-cell>
          <table:table-cell table:formula="of:=1.6^([.A4]/5)/3" office:value-type="float" office:value="2.18453333333333" calcext:value-type="float">
            <text:p>2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.0</text:p>
          </table:table-cell>
          <table:table-cell table:formula="of:=1.1^([.A5])/3" office:value-type="float" office:value="3.61156864779613" calcext:value-type="float">
            <text:p>3.6</text:p>
          </table:table-cell>
          <table:table-cell table:formula="of:=1.6^([.A5]/5)/3" office:value-type="float" office:value="3.49525333333333" calcext:value-type="float">
            <text:p>3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.0</text:p>
          </table:table-cell>
          <table:table-cell table:formula="of:=1.1^([.A6])/3" office:value-type="float" office:value="5.81646742296215" calcext:value-type="float">
            <text:p>5.8</text:p>
          </table:table-cell>
          <table:table-cell table:formula="of:=1.6^([.A6]/5)/3" office:value-type="float" office:value="5.59240533333334" calcext:value-type="float">
            <text:p>5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5" calcext:value-type="float">
            <text:p>8.5</text:p>
          </table:table-cell>
          <table:table-cell table:formula="of:=1.1^([.A7])/3" office:value-type="float" office:value="9.36747894935478" calcext:value-type="float">
            <text:p>9.4</text:p>
          </table:table-cell>
          <table:table-cell table:formula="of:=1.6^([.A7]/5)/3" office:value-type="float" office:value="8.94784853333334" calcext:value-type="float">
            <text:p>8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7" calcext:value-type="float">
            <text:p>13.7</text:p>
          </table:table-cell>
          <table:table-cell table:formula="of:=1.1^([.A8])/3" office:value-type="float" office:value="15.0864185227254" calcext:value-type="float">
            <text:p>15.1</text:p>
          </table:table-cell>
          <table:table-cell table:formula="of:=1.6^([.A8]/5)/3" office:value-type="float" office:value="14.3165576533333" calcext:value-type="float">
            <text:p>14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.4" calcext:value-type="float">
            <text:p>22.4</text:p>
          </table:table-cell>
          <table:table-cell table:formula="of:=1.1^([.A9])/3" office:value-type="float" office:value="24.2968278950344" calcext:value-type="float">
            <text:p>24.3</text:p>
          </table:table-cell>
          <table:table-cell table:formula="of:=1.6^([.A9]/5)/3" office:value-type="float" office:value="22.9064922453333" calcext:value-type="float">
            <text:p>22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3" calcext:value-type="float">
            <text:p>36.3</text:p>
          </table:table-cell>
          <table:table-cell table:formula="of:=1.1^([.A10])/3" office:value-type="float" office:value="39.1302842932319" calcext:value-type="float">
            <text:p>39.1</text:p>
          </table:table-cell>
          <table:table-cell table:formula="of:=1.6^([.A10]/5)/3" office:value-type="float" office:value="36.6503875925334" calcext:value-type="float">
            <text:p>36.7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7:26:18.236544000</meta:creation-date>
    <dc:date>2015-04-28T17:40:53.921946000</dc:date>
    <meta:editing-duration>PT14M33S</meta:editing-duration>
    <meta:editing-cycles>7</meta:editing-cycles>
    <meta:generator>LibreOffice/4.3.6.2$MacOSX_x86 LibreOffice_project/d50a87b2e514536ed401c18000dad4660b6a169e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4.221cm" style:legend-expansion="high" chart:style-name="ch2"/>
        <chart:plot-area chart:style-name="ch3" table:cell-range-address="Sheet1.A1:Sheet1.B11" chart:data-source-has-labels="both" svg:x="0.32cm" svg:y="0.18cm" svg:width="11.608cm" svg:height="8.64cm">
          <chartooo:coordinate-region svg:x="1.267cm" svg:y="0.359cm" svg:width="10.661cm" svg:height="7.85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0.8">
                <text:p>0.8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 LibreOffice_project/d50a87b2e514536ed401c18000dad4660b6a16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